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oppio One" svg:font-family="'Doppio One'" style:font-pitch="variable"/>
    <style:font-face style:name="Lemon" svg:font-family="Lemon" style:font-pitch="variable"/>
    <style:font-face style:name="Reem Kufi" svg:font-family="'Reem Kufi'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dddddd" style:font-name="Lemon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10d0c" style:font-name="Bahnschrift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10d0c" style:font-name="Bahnschrift" fo:font-size="8pt" style:font-size-asian="8pt" style:font-size-complex="8pt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cccccc" style:font-name="Lemon"/>
    </style:style>
    <style:style style:name="ce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f10d0c" style:font-name="Bahnschrift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2a6099" style:font-name="Reem Kufi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2a6099" style:font-name="Bahnschrift"/>
    </style:style>
    <style:style style:name="ce1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6b5e9b" style:font-name="Doppio One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color="#000000" style:font-name="Bahnschrift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dddddd" style:font-name="Bahnschrift"/>
    </style:style>
    <style:style style:name="ce13" style:family="table-cell" style:parent-style-name="Default">
      <style:table-cell-properties fo:background-color="#999999" style:vertical-align="top"/>
      <style:text-properties fo:color="#127622" style:font-name="Arial" fo:font-size="8pt" style:font-size-asian="8pt" style:font-size-complex="8pt"/>
    </style:style>
    <style:style style:name="ce14" style:family="table-cell" style:parent-style-name="Default">
      <style:table-cell-properties fo:background-color="#000000"/>
      <style:text-properties fo:color="#00000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111111"/>
    </style:style>
    <style:style style:name="T1" style:family="text">
      <style:text-properties style:font-name="Impact" fo:font-size="100pt" style:font-size-asian="100pt" style:font-size-complex="100pt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2"/>
        <table:table-column table:style-name="co2" table:number-columns-repeated="3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Commande</text:p>
          </table:table-cell>
          <table:covered-table-cell table:number-columns-repeated="2" table:style-name="ce7"/>
          <table:table-cell table:style-name="ce14" table:number-columns-repeated="3"/>
        </table:table-row>
        <table:table-row table:style-name="ro1">
          <table:table-cell office:value-type="string" calcext:value-type="string">
            <text:p>pass</text:p>
          </table:table-cell>
          <table:table-cell table:style-name="ce8" office:value-type="string" calcext:value-type="string">
            <text:p>Pass a question</text:p>
          </table:table-cell>
          <table:table-cell table:style-name="ce11" office:value-type="string" calcext:value-type="string" table:number-columns-spanned="4" table:number-rows-spanned="4">
            <text:p><text:span text:style-name="T1">}</text:span><text:span text:style-name="T2">After entry ones of theses command</text:span></text:p>
            <text:p><text:span text:style-name="T2">            Click on ‘valider’ buttom</text:span>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quizz.start_cnum</text:p>
          </table:table-cell>
          <table:table-cell office:value-type="string" calcext:value-type="string">
            <text:p>start a cardinal </text:p>
            <text:p>Number quizz 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quizz.start_num</text:p>
          </table:table-cell>
          <table:table-cell office:value-type="string" calcext:value-type="string">
            <text:p>start a number</text:p>
            <text:p> Quizz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>
            <text:p>quizz.start_pronom</text:p>
          </table:table-cell>
          <table:table-cell office:value-type="string" calcext:value-type="string">
            <text:p>start a pronom </text:p>
            <text:p>Quizz 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table:style-name="ce4" office:value-type="string" calcext:value-type="string" table:number-columns-spanned="3" table:number-rows-spanned="1">
            <text:p>Next Version</text:p>
          </table:table-cell>
          <table:covered-table-cell table:number-columns-repeated="2" table:style-name="Default"/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ew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.0.5</text:p>
          </table:table-cell>
          <table:table-cell table:style-name="ce10" office:value-type="string" calcext:value-type="string">
            <text:p>22 March</text:p>
          </table:table-cell>
          <table:table-cell table:style-name="ce13" office:value-type="string" calcext:value-type="string">
            <text:p>-More Quizz</text:p>
            <text:p>-Icon</text:p>
            <text:p>-Website Distrib</text:p>
            <text:p/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.0.6</text:p>
          </table:table-cell>
          <table:table-cell table:style-name="ce10" office:value-type="string" calcext:value-type="string">
            <text:p>4 April</text:p>
          </table:table-cell>
          <table:table-cell table:style-name="ce13" office:value-type="string" calcext:value-type="string">
            <text:p>-Germans and English</text:p>
            <text:p>Langages supported</text:p>
            <text:p>-Installer &amp; AutoUpdat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.0.7</text:p>
          </table:table-cell>
          <table:table-cell table:style-name="ce10" office:value-type="string" calcext:value-type="string">
            <text:p>25 April</text:p>
          </table:table-cell>
          <table:table-cell table:style-name="ce13" office:value-type="string" calcext:value-type="string">
            <text:p>-New Gaphic experim.</text:p>
            <text:p>-Translate SetenceQ</text:p>
            <text:p>-XML Users Data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oppio One" svg:font-family="'Doppio One'" style:font-pitch="variable"/>
    <style:font-face style:name="Lemon" svg:font-family="Lemon" style:font-pitch="variable"/>
    <style:font-face style:name="Reem Kufi" svg:font-family="'Reem Kufi'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9:35:42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8:11:30.505000000</meta:creation-date>
    <dc:date>2021-03-13T19:37:40.652000000</dc:date>
    <meta:editing-duration>PT18M1S</meta:editing-duration>
    <meta:editing-cycles>4</meta:editing-cycles>
    <meta:generator>LibreOffice/6.4.1.2$Windows_X86_64 LibreOffice_project/4d224e95b98b138af42a64d84056446d09082932</meta:generator>
    <meta:document-statistic meta:table-count="1" meta:cell-count="23" meta:object-count="0"/>
  </office:meta>
</office:document-meta>
</file>